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38in"/>
    </style:style>
    <style:style style:name="co2" style:family="table-column">
      <style:table-column-properties fo:break-before="auto" style:column-width="1.15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35in" fo:break-before="auto" style:use-optimal-row-height="false"/>
    </style:style>
    <style:style style:name="ro3" style:family="table-row">
      <style:table-row-properties style:row-height="0.2665in" fo:break-before="auto" style:use-optimal-row-height="false"/>
    </style:style>
    <style:style style:name="ro4" style:family="table-row">
      <style:table-row-properties style:row-height="0.8083in" fo:break-before="auto" style:use-optimal-row-height="false"/>
    </style:style>
    <style:style style:name="ro5" style:family="table-row">
      <style:table-row-properties style:row-height="1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ingGraphNums" table:style-name="ta1">
        <table:shapes>
          <draw:frame draw:z-index="0" draw:style-name="gr1" draw:text-style-name="P1" svg:width="11.765in" svg:height="6.4083in" svg:x="3.3961in" svg:y="0in">
            <draw:object draw:notify-on-update-of-ranges="SortingGraphNums.A1:SortingGraphNums.A47 SortingGraphNums.B1:SortingGraphNums.B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ADT-Array: Selection Sort</text:p>
          </table:table-cell>
          <table:table-cell office:value-type="float" office:value="629468" calcext:value-type="float">
            <text:p>6294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T-Array: Bubble Sort</text:p>
          </table:table-cell>
          <table:table-cell table:style-name="ce1" office:value-type="float" office:value="1495610" calcext:value-type="float">
            <text:p>1495610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T-Array: Bubble Sort Flagged</text:p>
          </table:table-cell>
          <table:table-cell table:style-name="ce1" office:value-type="float" office:value="1206344" calcext:value-type="float">
            <text:p>1206344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DT-Array: Quick Sort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DT-Array: Merge Sort</text:p>
          </table:table-cell>
          <table:table-cell table:style-name="ce2" office:value-type="float" office:value="266" calcext:value-type="float">
            <text:p>266</text:p>
          </table:table-cell>
          <table:table-cell table:style-name="ce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T-Array: Heap Sort</text:p>
          </table:table-cell>
          <table:table-cell office:value-type="float" office:value="831391" calcext:value-type="float">
            <text:p>83139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DT-Array: Insertion Sort</text:p>
          </table:table-cell>
          <table:table-cell table:style-name="ce3" office:value-type="float" office:value="434046" calcext:value-type="float">
            <text:p>434046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T-Array: Shell Sort</text:p>
          </table:table-cell>
          <table:table-cell office:value-type="float" office:value="469" calcext:value-type="float">
            <text:p>4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-Array: Selection Sort</text:p>
          </table:table-cell>
          <table:table-cell office:value-type="float" office:value="32406" calcext:value-type="float">
            <text:p>324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-Array: Bubble Sort</text:p>
          </table:table-cell>
          <table:table-cell table:style-name="ce1" office:value-type="float" office:value="38859" calcext:value-type="float">
            <text:p>38859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-Array: Bubble Sort Flagged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-Array: Quick Sort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-Array: Merge Sort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-Array: Heap Sort</text:p>
          </table:table-cell>
          <table:table-cell office:value-type="float" office:value="281" calcext:value-type="float">
            <text:p>28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-Array: Insertion Sor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-Array: Shell Sort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ctor-Array: Selection Sort</text:p>
          </table:table-cell>
          <table:table-cell office:value-type="float" office:value="656735" calcext:value-type="float">
            <text:p>6567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ector-Array: Bubble Sort</text:p>
          </table:table-cell>
          <table:table-cell table:style-name="ce1" office:value-type="float" office:value="1622172" calcext:value-type="float">
            <text:p>1622172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ector-Array: Bubble Sort Flagged</text:p>
          </table:table-cell>
          <table:table-cell table:style-name="ce1" office:value-type="float" office:value="1462265" calcext:value-type="float">
            <text:p>146226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office:value-type="string" calcext:value-type="string" table:number-columns-spanned="10" table:number-rows-spanned="1">
            <text:p>My observations: For this lab I took 200,000 randomly generated integers and stored them in 3 different types of data structures. I ran this in debug mode and it actually took a whopping 197 minutes to fully run!</text:p>
          </table:table-cell>
          <table:covered-table-cell table:number-columns-repeated="4" table:style-name="ce4"/>
          <table:covered-table-cell table:number-columns-repeated="5"/>
          <table:table-cell table:number-columns-repeated="1010"/>
        </table:table-row>
        <table:table-row table:style-name="ro3">
          <table:table-cell table:style-name="ce2" office:value-type="string" calcext:value-type="string">
            <text:p>Vector-Array: Quick Sort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4">
          <table:table-cell table:number-columns-repeated="4"/>
          <table:table-cell table:style-name="ce4" office:value-type="string" calcext:value-type="string" table:number-columns-spanned="9" table:number-rows-spanned="5">
            <text:p>Right away I noticed Bubble Sort (both versions) &amp; Insertion Sort [THESE I HAVE HIGHLIGHTED TO THE LEFT IN RED]. The faster of the sorting algorithms seems to be Quick &amp; Merge [HIGHLIGHTED IN YELLOW]. Now what is interesting to me is that how come on my end C-Arrays for insertion sort and Bubble Sort Flagged are lightning fast? C-Arrays must be a quicker container as they don’t have maybe a ‘wrapper’ of some sorts as an extra layer of code so they can access data quicker? <text:s text:c="248"/>Honestly I’m not 100% sure why the C-Arrays come out with faster times, I’m still very very new to C++ but my educated guess would be that due to C’s advantages of low level language manipulation &amp; memory management it allows for greater speeds due to being close to machine language code &amp; not worrying about pointers, whereas C++ utilizes pointers which can be a disadvantage at times when accessing data. The computer has to go through a few extra steps with a pointer, as opposed to having direct access to the memory location which C-Arrays have the capability to do? Should be faster always, I’d assume. Just seems odd because more work is involved to setup &amp; clean up after a C-Array so why does C-Array Bubble Sort take 38,859 seconds to complete its sorting whereas ADT &amp; Vector-Arrays take an insane ~1.6 million seconds? <text:s text:c="369"/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calcext:value-type="string">
            <text:p>Vector-Array: Merge Sort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2"/>
          <table:covered-table-cell table:number-columns-repeated="9"/>
          <table:table-cell table:number-columns-repeated="1011"/>
        </table:table-row>
        <table:table-row table:style-name="ro1">
          <table:table-cell table:number-columns-repeated="4"/>
          <table:covered-table-cell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Vector-Array: Heap Sort</text:p>
          </table:table-cell>
          <table:table-cell office:value-type="float" office:value="457250" calcext:value-type="float">
            <text:p>457250</text:p>
          </table:table-cell>
          <table:table-cell table:number-columns-repeated="2"/>
          <table:covered-table-cell table:number-columns-repeated="9"/>
          <table:table-cell table:number-columns-repeated="1011"/>
        </table:table-row>
        <table:table-row table:style-name="ro1">
          <table:table-cell table:number-columns-repeated="4"/>
          <table:covered-table-cell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Vector-Array: Insertion Sort</text:p>
          </table:table-cell>
          <table:table-cell office:value-type="float" office:value="552234" calcext:value-type="float">
            <text:p>55223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ctor-Array: Shell Sort</text:p>
          </table:table-cell>
          <table:table-cell office:value-type="float" office:value="844" calcext:value-type="float">
            <text:p>84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31T10:08:10.159000000</dc:date>
    <meta:editing-duration>PT59M37S</meta:editing-duration>
    <meta:editing-cycles>4</meta:editing-cycles>
    <meta:generator>LibreOffice/6.3.4.2$Windows_X86_64 LibreOffice_project/60da17e045e08f1793c57c00ba83cdfce946d0aa</meta:generator>
    <meta:document-statistic meta:table-count="1" meta:cell-count="5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884cm" svg:height="16.278cm" xlink:href=".." xlink:type="simple" chart:class="chart:bar" chart:style-name="ch1">
        <chart:title svg:x="7.662cm" svg:y="0.461cm" chart:style-name="ch2">
          <text:p>ALGORITHM PERFORMANCE (IN SEC) @ N ELEMENTS = 200,000</text:p>
        </chart:title>
        <chart:plot-area chart:style-name="ch3" table:cell-range-address="SortingGraphNums.A1:SortingGraphNums.B47" chart:data-source-has-labels="column" svg:x="5.805cm" svg:y="2.209cm" svg:width="18.076cm" svg:height="8.6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8.648cm" svg:y="2.267cm" svg:width="15.297cm" svg:height="4.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ortingGraphNums.A1:SortingGraphNums.A4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ortingGraphNums.B1:SortingGraphNums.B47" chart:class="chart:bar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DT-Array: Selection Sort</text:p>
                <draw:g>
                  <svg:desc>SortingGraphNums.A1:SortingGraphNums.A47</svg:desc>
                </draw:g>
              </table:table-cell>
              <table:table-cell office:value-type="float" office:value="629468">
                <text:p>629468</text:p>
                <draw:g>
                  <svg:desc>SortingGraphNums.B1:SortingGraphNums.B4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T-Array: Bubble Sort</text:p>
              </table:table-cell>
              <table:table-cell office:value-type="float" office:value="1495610">
                <text:p>14956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T-Array: Bubble Sort Flagged</text:p>
              </table:table-cell>
              <table:table-cell office:value-type="float" office:value="1206344">
                <text:p>1206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T-Array: Quick Sort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T-Array: Merge Sor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T-Array: Heap Sort</text:p>
              </table:table-cell>
              <table:table-cell office:value-type="float" office:value="831391">
                <text:p>831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T-Array: Insertion Sort</text:p>
              </table:table-cell>
              <table:table-cell office:value-type="float" office:value="434046">
                <text:p>434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T-Array: Shell Sort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-Array: Selection Sort</text:p>
              </table:table-cell>
              <table:table-cell office:value-type="float" office:value="32406">
                <text:p>32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-Array: Bubble Sort</text:p>
              </table:table-cell>
              <table:table-cell office:value-type="float" office:value="38859">
                <text:p>38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-Array: Bubble Sort Flagg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-Array: Quick Sor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-Array: Merge Sort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-Array: Heap Sort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-Array: Insertion Sor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-Array: Shell Sort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ctor-Array: Selection Sort</text:p>
              </table:table-cell>
              <table:table-cell office:value-type="float" office:value="656735">
                <text:p>656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ctor-Array: Bubble Sort</text:p>
              </table:table-cell>
              <table:table-cell office:value-type="float" office:value="1622172">
                <text:p>1622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ctor-Array: Bubble Sort Flagged</text:p>
              </table:table-cell>
              <table:table-cell office:value-type="float" office:value="1462265">
                <text:p>1462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ctor-Array: Quick Sort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ctor-Array: Merge Sort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ctor-Array: Heap Sort</text:p>
              </table:table-cell>
              <table:table-cell office:value-type="float" office:value="457250">
                <text:p>457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ctor-Array: Insertion Sort</text:p>
              </table:table-cell>
              <table:table-cell office:value-type="float" office:value="552234">
                <text:p>552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ctor-Array: Shell Sort</text:p>
              </table:table-cell>
              <table:table-cell office:value-type="float" office:value="844">
                <text:p>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